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24-01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23-02-08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22-09-0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21-01-13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20-09-28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20-01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9-09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9-04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9-01-30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8-09-17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8-01-23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7-09-1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7-05-15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7-01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6-09-27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6-05-04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6-01-26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5-08-12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5-01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4-03-18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3-02-06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1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7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5-03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200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6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9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8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7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7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7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4</text:p>
          </table:table-cell>
          <table:table-cell office:value-type="string" calcext:value-type="string">
            <text:p>MM9174</text:p>
          </table:table-cell>
          <table:table-cell office:value-type="string" calcext:value-type="string">
            <text:p>197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